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8000000202D04CB7AA9E7F9B9.png" manifest:media-type="image/png"/>
  <manifest:file-entry manifest:full-path="Pictures/100000000000005D000000284B88FD4DA78283E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0313in" fo:margin-left="0.0007in" fo:margin-top="0in" fo:margin-bottom="0in" table:align="left"/>
    </style:style>
    <style:style style:name="Table1.A" style:family="table-column">
      <style:table-column-properties style:column-width="0.409in"/>
    </style:style>
    <style:style style:name="Table1.B" style:family="table-column">
      <style:table-column-properties style:column-width="1.9604in"/>
    </style:style>
    <style:style style:name="Table1.C" style:family="table-column">
      <style:table-column-properties style:column-width="0.6306in"/>
    </style:style>
    <style:style style:name="Table1.D" style:family="table-column">
      <style:table-column-properties style:column-width="4.0313in"/>
    </style:style>
    <style:style style:name="Table1.1" style:family="table-row">
      <style:table-row-properties style:row-height="0.2361in" fo:keep-together="always"/>
    </style:style>
    <style:style style:name="Table1.A1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background-color="#ffffff" fo:padding-left="0.0097in" fo:padding-right="0.0097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row-height="0.3403in" fo:keep-together="always"/>
    </style:style>
    <style:style style:name="Table1.19" style:family="table-row">
      <style:table-row-properties style:row-height="0.2743in" fo:keep-together="always"/>
    </style:style>
    <style:style style:name="Table1.23" style:family="table-row">
      <style:table-row-properties style:min-row-height="0.309in" fo:keep-together="always"/>
    </style:style>
    <style:style style:name="Table1.24" style:family="table-row">
      <style:table-row-properties style:min-row-height="0.625in" fo:keep-together="always"/>
    </style:style>
    <style:style style:name="Table1.A24" style:family="table-cell">
      <style:table-cell-properties style:vertical-align="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D24" style:family="table-cell">
      <style:table-cell-properties style:vertical-align="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25" style:family="table-row">
      <style:table-row-properties style:min-row-height="1.3889in" fo:keep-together="always"/>
    </style:style>
    <style:style style:name="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Verdana" fo:language="sv" fo:country="SE" style:font-name-complex="Verdana1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ahoma1" fo:font-size="7pt" fo:language="sq" fo:country="AL" style:font-size-asian="7pt" style:font-name-complex="Tahoma2"/>
    </style:style>
    <style:style style:name="P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1" fo:font-size="7pt" fo:language="sq" fo:country="AL" style:font-size-asian="7pt" style:font-name-complex="Tahoma2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1" fo:font-size="7pt" fo:language="sq" fo:country="AL" officeooo:paragraph-rsid="0052a8f0" style:font-size-asian="7pt" style:font-name-complex="Tahoma2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ahoma1" fo:font-size="7pt" fo:language="sq" fo:country="AL" officeooo:paragraph-rsid="0052a8f0" style:font-size-asian="7pt" style:font-name-complex="Tahoma2"/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1" fo:font-size="7pt" fo:font-weight="normal" style:font-size-asian="7pt" style:font-weight-asian="normal" style:font-name-complex="Tahoma2" style:font-size-complex="7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ahoma1" fo:font-size="7pt" style:font-size-asian="7pt" style:font-name-complex="Tahoma2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ahoma1" fo:font-size="7pt" style:font-size-asian="7pt" style:font-name-complex="Tahoma2" style:font-size-complex="7pt"/>
    </style:style>
    <style:style style:name="P1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1" fo:font-size="7pt" style:font-size-asian="7pt" style:font-name-complex="Tahoma2" style:font-size-complex="7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1" fo:font-size="8pt" fo:language="sq" fo:country="AL" fo:font-weight="bold" style:font-size-asian="8pt" style:font-weight-asian="bold" style:font-name-complex="Tahoma2"/>
    </style:style>
    <style:style style:name="P1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52a8f0"/>
    </style:style>
    <style:style style:name="P14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  <style:text-properties style:font-name="Verdana" fo:font-size="11pt" fo:language="sq" fo:country="AL" fo:font-weight="bold" style:font-size-asian="11pt" style:font-weight-asian="bold" style:font-name-complex="Verdana1"/>
    </style:style>
    <style:style style:name="P15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margin-top="0in" fo:margin-bottom="0.0417in" loext:contextual-spacing="false" fo:text-indent="0in" style:auto-text-indent="false"/>
      <style:text-properties officeooo:paragraph-rsid="0027f3bd"/>
    </style:style>
    <style:style style:name="P17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1" fo:font-size="7pt" fo:language="sq" fo:country="AL" fo:font-weight="bold" style:font-size-asian="7pt" style:font-weight-asian="bold" style:font-name-complex="Tahoma2"/>
    </style:style>
    <style:style style:name="P18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1" fo:font-size="7pt" fo:language="sq" fo:country="AL" style:font-size-asian="7pt" style:font-name-complex="Tahoma2"/>
    </style:style>
    <style:style style:name="P19" style:family="paragraph" style:parent-style-name="LO-Normal">
      <style:paragraph-properties fo:margin-left="0in" fo:margin-right="0in" fo:text-indent="0in" style:auto-text-indent="false">
        <style:tab-stops/>
      </style:paragraph-properties>
      <style:text-properties officeooo:paragraph-rsid="0052a8f0"/>
    </style:style>
    <style:style style:name="P20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1" fo:font-size="7pt" fo:language="sq" fo:country="AL" style:font-size-asian="7pt" style:font-name-complex="Tahoma2"/>
    </style:style>
    <style:style style:name="P21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1" fo:font-size="7pt" fo:language="sq" fo:country="AL" style:font-size-asian="7pt" style:font-name-complex="Tahoma2"/>
    </style:style>
    <style:style style:name="P22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1" fo:font-size="7pt" fo:language="sq" fo:country="AL" officeooo:paragraph-rsid="00218e2f" style:font-size-asian="7pt" style:font-name-complex="Tahoma2"/>
    </style:style>
    <style:style style:name="P23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1" fo:font-size="7pt" fo:language="sq" fo:country="AL" officeooo:rsid="00218e2f" officeooo:paragraph-rsid="002c1eb8" style:font-size-asian="7pt" style:font-name-complex="Tahoma2"/>
    </style:style>
    <style:style style:name="P24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1" fo:font-size="7pt" fo:language="sq" fo:country="AL" officeooo:paragraph-rsid="002c1eb8" style:font-size-asian="7pt" style:font-name-complex="Tahoma2"/>
    </style:style>
    <style:style style:name="P25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1" fo:font-size="7pt" fo:language="sq" fo:country="AL" officeooo:paragraph-rsid="002c1eb8" style:font-size-asian="7pt" style:font-name-complex="Tahoma2"/>
    </style:style>
    <style:style style:name="P26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1" fo:font-size="7pt" fo:language="sq" fo:country="AL" fo:font-weight="bold" officeooo:paragraph-rsid="00218e2f" style:font-size-asian="7pt" style:font-weight-asian="bold" style:font-name-complex="Tahoma2"/>
    </style:style>
    <style:style style:name="P27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1" fo:font-size="7pt" fo:font-weight="normal" style:font-size-asian="7pt" style:font-weight-asian="normal" style:font-name-complex="Tahoma2" style:font-size-complex="7pt" style:font-weight-complex="normal"/>
    </style:style>
    <style:style style:name="P28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1" fo:font-size="7pt" fo:font-weight="normal" style:font-size-asian="7pt" style:font-weight-asian="normal" style:font-name-complex="Tahoma2" style:font-size-complex="7pt" style:font-weight-complex="normal"/>
    </style:style>
    <style:style style:name="P29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1" fo:font-size="7pt" style:font-size-asian="7pt" style:font-name-complex="Tahoma2" style:font-size-complex="7pt"/>
    </style:style>
    <style:style style:name="P30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</style:style>
    <style:style style:name="P31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officeooo:paragraph-rsid="00218e2f"/>
    </style:style>
    <style:style style:name="P32" style:family="paragraph" style:parent-style-name="Standard">
      <style:paragraph-properties fo:margin-left="0in" fo:margin-right="0in" fo:margin-top="0.0835in" fo:margin-bottom="0in" loext:contextual-spacing="false" fo:text-indent="0in" style:auto-text-indent="false">
        <style:tab-stops/>
      </style:paragraph-properties>
      <style:text-properties style:font-name="Tahoma1" fo:font-size="7pt" fo:language="sq" fo:country="AL" fo:font-weight="normal" officeooo:paragraph-rsid="0052a8f0" style:font-size-asian="7pt" style:font-weight-asian="normal" style:font-name-complex="Tahoma2" style:font-weight-complex="normal"/>
    </style:style>
    <style:style style:name="P33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</style:style>
    <style:style style:name="P34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1" fo:font-size="7pt" fo:language="sq" fo:country="AL" style:font-size-asian="7pt" style:font-name-complex="Tahoma2"/>
    </style:style>
    <style:style style:name="P35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1" fo:font-size="7pt" fo:language="sq" fo:country="AL" officeooo:paragraph-rsid="0052a8f0" style:font-size-asian="7pt" style:font-name-complex="Tahoma2"/>
    </style:style>
    <style:style style:name="P36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1" fo:font-size="7pt" fo:language="sq" fo:country="AL" officeooo:paragraph-rsid="00218e2f" style:font-size-asian="7pt" style:font-name-complex="Tahoma2"/>
    </style:style>
    <style:style style:name="P37" style:family="paragraph" style:parent-style-name="Text_20_body_20_indent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ahoma1" fo:font-size="7pt" fo:language="sq" fo:country="AL" fo:font-weight="bold" style:font-size-asian="7pt" style:font-weight-asian="bold" style:font-name-complex="Tahoma2"/>
    </style:style>
    <style:style style:name="P38" style:family="paragraph" style:parent-style-name="Heading_20_2">
      <style:paragraph-properties fo:text-align="start" style:justify-single-word="false"/>
      <style:text-properties style:font-name="Tahoma" fo:font-size="7pt" fo:font-weight="normal" officeooo:paragraph-rsid="003e61b3" style:font-size-asian="7pt" style:font-weight-asian="normal" style:font-size-complex="7pt" style:font-weight-complex="normal"/>
    </style:style>
    <style:style style:name="P39" style:family="paragraph" style:parent-style-name="Standard" style:list-style-name="L1">
      <style:paragraph-properties fo:text-align="center" style:justify-single-word="false">
        <style:tab-stops/>
      </style:paragraph-properties>
      <style:text-properties style:font-name="Tahoma1" fo:font-size="7pt" fo:language="sq" fo:country="AL" style:font-size-asian="7pt" style:font-name-complex="Tahoma2"/>
    </style:style>
    <style:style style:name="P40" style:family="paragraph" style:parent-style-name="Standard" style:list-style-name="L1">
      <style:paragraph-properties fo:text-align="center" style:justify-single-word="false"/>
      <style:text-properties style:font-name="Tahoma1" fo:font-size="7pt" fo:language="sq" fo:country="AL" style:font-size-asian="7pt" style:font-name-complex="Tahoma2"/>
    </style:style>
    <style:style style:name="P41" style:family="paragraph" style:parent-style-name="Standard" style:list-style-name="L1">
      <style:paragraph-properties fo:margin-top="0.0835in" fo:margin-bottom="0.0835in" loext:contextual-spacing="false" fo:text-align="center" style:justify-single-word="false">
        <style:tab-stops/>
      </style:paragraph-properties>
      <style:text-properties style:font-name="Tahoma1" fo:font-size="7pt" fo:language="sq" fo:country="AL" style:font-size-asian="7pt" style:font-name-complex="Tahoma2"/>
    </style:style>
    <style:style style:name="P42" style:family="paragraph" style:parent-style-name="Standard" style:list-style-name="L1">
      <style:paragraph-properties fo:margin-top="0.0835in" fo:margin-bottom="0.0835in" loext:contextual-spacing="false" fo:text-align="center" style:justify-single-word="false"/>
      <style:text-properties style:font-name="Tahoma1" fo:font-size="7pt" fo:language="sq" fo:country="AL" style:font-size-asian="7pt" style:font-name-complex="Tahoma2"/>
    </style:style>
    <style:style style:name="P43" style:family="paragraph" style:parent-style-name="Standard" style:list-style-name="L1">
      <style:paragraph-properties fo:margin-top="0.0835in" fo:margin-bottom="0.0835in" loext:contextual-spacing="false" fo:text-align="start" style:justify-single-word="false"/>
      <style:text-properties style:font-name="Tahoma1" fo:font-size="7pt" fo:language="sq" fo:country="AL" officeooo:rsid="00218e2f" officeooo:paragraph-rsid="00218e2f" style:font-size-asian="7pt" style:font-name-complex="Tahoma2"/>
    </style:style>
    <style:style style:name="P44" style:family="paragraph" style:parent-style-name="Standard" style:list-style-name="L1">
      <style:paragraph-properties fo:margin-top="0.0835in" fo:margin-bottom="0.0835in" loext:contextual-spacing="false" fo:text-align="center" style:justify-single-word="false"/>
      <style:text-properties style:font-name="Tahoma1" fo:font-size="7pt" fo:language="sq" fo:country="AL" officeooo:rsid="00218e2f" officeooo:paragraph-rsid="00218e2f" style:font-size-asian="7pt" style:font-name-complex="Tahoma2"/>
    </style:style>
    <style:style style:name="P45" style:family="paragraph" style:parent-style-name="Standard" style:list-style-name="L1">
      <style:paragraph-properties fo:margin-top="0.0835in" fo:margin-bottom="0.0835in" loext:contextual-spacing="false" fo:text-align="center" style:justify-single-word="false"/>
      <style:text-properties style:font-name="Tahoma1" fo:font-size="7pt" fo:language="sq" fo:country="AL" officeooo:rsid="00349d74" officeooo:paragraph-rsid="00349d74" style:font-size-asian="7pt" style:font-name-complex="Tahoma2"/>
    </style:style>
    <style:style style:name="P46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</style:style>
    <style:style style:name="P47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  <style:text-properties style:font-name="Tahoma1" fo:font-size="7pt" fo:language="sq" fo:country="AL" style:font-size-asian="7pt" style:font-name-complex="Tahoma2"/>
    </style:style>
    <style:style style:name="T1" style:family="text">
      <style:text-properties fo:language="id" fo:country="ID"/>
    </style:style>
    <style:style style:name="T2" style:family="text">
      <style:text-properties fo:language="en" fo:country="GB"/>
    </style:style>
    <style:style style:name="T3" style:family="text">
      <style:text-properties style:font-name="Verdana" fo:font-size="11pt" fo:language="sq" fo:country="AL" fo:font-weight="bold" officeooo:rsid="0009f152" style:font-size-asian="11pt" style:font-weight-asian="bold" style:font-name-complex="Verdana1"/>
    </style:style>
    <style:style style:name="T4" style:family="text">
      <style:text-properties style:font-name="Verdana" fo:font-size="7pt" fo:language="sq" fo:country="AL" style:font-name-asian="Times New Roman1" style:font-size-asian="7pt" style:font-name-complex="Verdana1"/>
    </style:style>
    <style:style style:name="T5" style:family="text">
      <style:text-properties style:font-name="Tahoma1" fo:font-size="7pt" fo:language="sq" fo:country="AL" style:font-size-asian="7pt" style:font-name-complex="Tahoma2"/>
    </style:style>
    <style:style style:name="T6" style:family="text">
      <style:text-properties style:font-name="Tahoma1" fo:font-size="7pt" fo:language="sq" fo:country="AL" fo:font-style="italic" style:font-size-asian="7pt" style:font-style-asian="italic" style:font-name-complex="Tahoma2"/>
    </style:style>
    <style:style style:name="T7" style:family="text">
      <style:text-properties style:font-name="Tahoma1" fo:font-size="7pt" fo:language="sq" fo:country="AL" fo:font-weight="bold" style:font-size-asian="7pt" style:font-weight-asian="bold" style:font-name-complex="Tahoma2"/>
    </style:style>
    <style:style style:name="T8" style:family="text">
      <style:text-properties style:font-name="Tahoma1" fo:font-size="7pt" fo:language="sq" fo:country="AL" fo:font-weight="bold" officeooo:rsid="00234e61" style:font-size-asian="7pt" style:font-weight-asian="bold" style:font-name-complex="Tahoma2"/>
    </style:style>
    <style:style style:name="T9" style:family="text">
      <style:text-properties style:font-name="Tahoma1" fo:font-size="7pt" fo:language="sq" fo:country="AL" style:text-underline-style="solid" style:text-underline-width="auto" style:text-underline-color="font-color" fo:font-weight="bold" style:font-size-asian="7pt" style:font-weight-asian="bold" style:font-name-complex="Tahoma2"/>
    </style:style>
    <style:style style:name="T10" style:family="text">
      <style:text-properties style:font-name="Tahoma1" fo:font-size="7pt" fo:language="sq" fo:country="AL" fo:font-weight="normal" style:font-size-asian="7pt" style:font-weight-asian="normal" style:font-name-complex="Tahoma2" style:font-weight-complex="normal"/>
    </style:style>
    <style:style style:name="T11" style:family="text">
      <style:text-properties style:font-name="Tahoma1" fo:font-size="7pt" style:font-size-asian="7pt" style:font-name-complex="Tahoma2"/>
    </style:style>
    <style:style style:name="T12" style:family="text">
      <style:text-properties style:font-name="Tahoma1" fo:font-size="7pt" fo:font-weight="bold" style:font-size-asian="7pt" style:font-weight-asian="bold" style:font-name-complex="Tahoma2"/>
    </style:style>
    <style:style style:name="T13" style:family="text">
      <style:text-properties fo:font-size="8pt" officeooo:rsid="00258496" style:font-size-asian="8pt" style:font-size-complex="8pt"/>
    </style:style>
    <style:style style:name="T14" style:family="text">
      <style:text-properties fo:font-size="8pt" officeooo:rsid="0029c867" style:font-size-asian="8pt" style:font-size-complex="8pt"/>
    </style:style>
    <style:style style:name="T15" style:family="text">
      <style:text-properties fo:font-weight="bold" officeooo:rsid="00234e61" style:font-weight-asian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a Calon Karyawan" text:name="py3o.offering_letter.partner_name"/>
        <text:user-field-decl office:value-type="string" office:string-value="Age" text:name="py3o.offering_letter.age"/>
        <text:user-field-decl office:value-type="float" office:value="0" text:name="py3o.offering_letter.address"/>
        <text:user-field-decl office:value-type="string" office:string-value="Work Experience" text:name="py3o.offering_letter.work_experience"/>
        <text:user-field-decl office:value-type="string" office:string-value="Place Of Birth" text:name="py3o.offering_letter.place_of_birth"/>
        <text:user-field-decl office:value-type="string" office:string-value="Company Name" text:name="py3o.offering_letter.company_id.name"/>
        <text:user-field-decl office:value-type="string" office:string-value="Applied Job" text:name="py3o.offering_letter.job_id.name"/>
        <text:user-field-decl office:value-type="string" office:string-value="No KTP" text:name="py3o.offering_letter.no_ktp"/>
        <text:user-field-decl office:value-type="string" office:string-value="Contract Period" text:name="py3o.offering_letter.contract_period"/>
        <text:user-field-decl office:value-type="float" office:value="0" text:name="py3o.offering_letter.base_salary"/>
        <text:user-field-decl office:value-type="string" office:string-value="Jenis Tunjangan" text:name="py3o.wage.name"/>
        <text:user-field-decl office:value-type="string" office:string-value="No" text:name="py3o.wage.number"/>
        <text:user-field-decl office:value-type="string" office:string-value="Gender" text:name="py3o.offering_letter.gender_applicant"/>
        <text:user-field-decl office:value-type="string" office:string-value="Degree" text:name="py3o.offering_letter.degree_applicant"/>
        <text:user-field-decl office:value-type="string" office:string-value="Facility" text:name="py3o.offering_letter.facility"/>
        <text:user-field-decl office:value-type="string" office:string-value="Career Summary" text:name="py3o.offering_letter.career_summary"/>
      </text:user-field-decls>
      <text:p text:style-name="P3"><draw:frame draw:style-name="fr2" draw:name="Image2" text:anchor-type="paragraph" svg:x="1.3484in" svg:y="-0.0272in" svg:width="4.7492in" svg:height="0.3335in" draw:z-index="1"><draw:image xlink:href="Pictures/10000201000001C8000000202D04CB7AA9E7F9B9.png" xlink:type="simple" xlink:show="embed" xlink:actuate="onLoad" loext:mime-type="image/png"/></draw:frame><draw:frame draw:style-name="fr1" draw:name="Image1" text:anchor-type="char" svg:x="-0.0181in" svg:y="-0.1043in" svg:width="1.0571in" svg:height="0.4354in" draw:z-index="0"><draw:image xlink:href="Pictures/100000000000005D000000284B88FD4DA78283EE.jpg" xlink:type="simple" xlink:show="embed" xlink:actuate="onLoad" loext:mime-type="image/jpeg"/></draw:frame><text:s text:c="5"/></text:p>
      <text:p text:style-name="P14"/>
      <text:p text:style-name="P15"><text:a xlink:type="simple" xlink:href="py3o://for=%22offering_letter%20in%20objects%22" text:style-name="Internet_20_link" text:visited-style-name="Visited_20_Internet_20_Link"><text:span text:style-name="T3">for="offering_letter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5">Nama Calon Karyawan</text:p>
          </table:table-cell>
          <table:covered-table-cell/>
          <table:table-cell table:style-name="Table1.C1" table:number-columns-spanned="2" office:value-type="string">
            <text:p text:style-name="P8"><text:user-field-get text:name="py3o.offering_letter.partner_name">Nama Calon Karyawan</text:user-field-get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Jenis Kelamin</text:p>
          </table:table-cell>
          <table:covered-table-cell/>
          <table:table-cell table:style-name="Table1.C2" table:number-columns-spanned="2" office:value-type="string">
            <text:p text:style-name="P11"><text:user-field-get text:name="py3o.offering_letter.gender_applicant">Gender</text:user-field-get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4">Tempat, Tanggal Lahir</text:p>
          </table:table-cell>
          <table:covered-table-cell/>
          <table:table-cell table:style-name="Table1.A2" office:value-type="string">
            <text:p text:style-name="P10"><text:user-field-get text:name="py3o.offering_letter.place_of_birth">Place Of Birth</text:user-field-get><text:s text:c="2"/></text:p>
          </table:table-cell>
          <table:table-cell table:style-name="Table1.C2" office:value-type="string">
            <text:h text:style-name="P38" text:outline-level="2"><text:text-input text:description="py3o://function=&quot;format_datetime(offering_letter.birth, format='dd MMMM YYYY', locale='id_ID')&quot;">BIRTHHHH</text:text-input></text:h>
          </table:table-cell>
        </table:table-row>
        <table:table-row table:style-name="Table1.1">
          <table:table-cell table:style-name="Table1.A2" table:number-columns-spanned="2" office:value-type="string">
            <text:p text:style-name="P4">Umur</text:p>
          </table:table-cell>
          <table:covered-table-cell/>
          <table:table-cell table:style-name="Table1.C2" table:number-columns-spanned="2" office:value-type="string">
            <text:p text:style-name="P10"><text:user-field-get text:name="py3o.offering_letter.age">Age</text:user-field-get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9">No. KTP</text:p>
          </table:table-cell>
          <table:covered-table-cell/>
          <table:table-cell table:style-name="Table1.C2" table:number-columns-spanned="2" office:value-type="string">
            <text:p text:style-name="P10"><text:user-field-get text:name="py3o.offering_letter.no_ktp">No KTP</text:user-field-get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Alamat tempat tinggal</text:p>
          </table:table-cell>
          <table:covered-table-cell/>
          <table:table-cell table:style-name="Table1.C2" table:number-columns-spanned="2" office:value-type="string">
            <text:p text:style-name="P10"><text:user-field-get style:data-style-name="N0" text:name="py3o.offering_letter.address">0</text:user-field-get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Pendidikan Terakhir</text:p>
          </table:table-cell>
          <table:covered-table-cell/>
          <table:table-cell table:style-name="Table1.C2" table:number-columns-spanned="2" office:value-type="string">
            <text:p text:style-name="P10"><text:user-field-get text:name="py3o.offering_letter.degree_applicant">Degree</text:user-field-get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Total Pengalaman Kerja (tahun) yang relevan</text:p>
          </table:table-cell>
          <table:covered-table-cell/>
          <table:table-cell table:style-name="Table1.C2" table:number-columns-spanned="2" office:value-type="string">
            <text:p text:style-name="P10"><text:user-field-get text:name="py3o.offering_letter.work_experience">Work Experience</text:user-field-get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2">No.</text:p>
          </table:table-cell>
          <table:table-cell table:style-name="Table1.C2" table:number-columns-spanned="3" office:value-type="string">
            <text:p text:style-name="P12">RENCANA PENEMPATAN &amp; KOMPENSAS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list xml:id="list3127852674" text:style-name="L1">
              <text:list-item>
                <text:p text:style-name="P41"/>
              </text:list-item>
            </text:list>
          </table:table-cell>
          <table:table-cell table:style-name="Table1.A1" table:number-columns-spanned="2" office:value-type="string">
            <text:p text:style-name="P21">Direktorat/Grup/Urusan/Cabang</text:p>
          </table:table-cell>
          <table:covered-table-cell/>
          <table:table-cell table:style-name="Table1.C1" office:value-type="string">
            <text:p text:style-name="P28"><text:user-field-get text:name="py3o.offering_letter.company_id.name">Company Name</text:user-field-get></text:p>
          </table:table-cell>
        </table:table-row>
        <table:table-row table:style-name="Table1.1">
          <table:table-cell table:style-name="Table1.A2" office:value-type="string">
            <text:list xml:id="list104902572752057" text:continue-numbering="true" text:style-name="L1">
              <text:list-item>
                <text:p text:style-name="P41"/>
              </text:list-item>
            </text:list>
          </table:table-cell>
          <table:table-cell table:style-name="Table1.A2" table:number-columns-spanned="2" office:value-type="string">
            <text:p text:style-name="P30"><text:span text:style-name="T5">Status Kepegawaian (</text:span><text:span text:style-name="T6">Kontrak</text:span><text:span text:style-name="T5">)</text:span></text:p>
          </table:table-cell>
          <table:covered-table-cell/>
          <table:table-cell table:style-name="Table1.C2" office:value-type="string">
            <text:p text:style-name="P29">Outsourcing - PT Mitra Utama Madani</text:p>
          </table:table-cell>
        </table:table-row>
        <table:table-row table:style-name="Table1.1">
          <table:table-cell table:style-name="Table1.A2" office:value-type="string">
            <text:list xml:id="list104902573102083" text:continue-numbering="true" text:style-name="L1">
              <text:list-item>
                <text:p text:style-name="P42"/>
              </text:list-item>
            </text:list>
          </table:table-cell>
          <table:table-cell table:style-name="Table1.A2" table:number-columns-spanned="2" office:value-type="string">
            <text:p text:style-name="P20">Jabatan </text:p>
          </table:table-cell>
          <table:covered-table-cell/>
          <table:table-cell table:style-name="Table1.C2" office:value-type="string">
            <text:p text:style-name="P27"><text:user-field-get text:name="py3o.offering_letter.job_id.name">Applied Job</text:user-field-get></text:p>
          </table:table-cell>
        </table:table-row>
        <table:table-row table:style-name="Table1.1">
          <table:table-cell table:style-name="Table1.A2" office:value-type="string">
            <text:list xml:id="list104901816351650" text:continue-numbering="true" text:style-name="L1">
              <text:list-item>
                <text:p text:style-name="P39"/>
              </text:list-item>
            </text:list>
          </table:table-cell>
          <table:table-cell table:style-name="Table1.A2" table:number-columns-spanned="2" office:value-type="string">
            <text:p text:style-name="P22">Gaji Pokok (Rp)</text:p>
          </table:table-cell>
          <table:covered-table-cell/>
          <table:table-cell table:style-name="Table1.C2" office:value-type="string">
            <text:p text:style-name="P26"><text:text-input text:description="py3o://function=&quot;format_currency(offering_letter.salary_proposed, 'IDR', locale='id_ID')&quot;">Salary</text:text-input></text:p>
          </table:table-cell>
        </table:table-row>
        <table:table-row table:style-name="Table1.1">
          <table:table-cell table:style-name="Table1.A2" office:value-type="string">
            <text:list xml:id="list104901882744391" text:continue-numbering="true" text:style-name="L1">
              <text:list-item>
                <text:p text:style-name="P39"/>
              </text:list-item>
            </text:list>
          </table:table-cell>
          <table:table-cell table:style-name="Table1.A2" table:number-columns-spanned="2" office:value-type="string">
            <text:p text:style-name="P23"><text:a xlink:type="simple" xlink:href="py3o://for=%22wage%20in%20offering_letter.benefits_ids%22" text:style-name="Internet_20_link" text:visited-style-name="Visited_20_Internet_20_Link"><text:span text:style-name="T14">for="wage in offering_letter.benefits_ids"</text:span></text:a></text:p>
          </table:table-cell>
          <table:covered-table-cell/>
          <table:table-cell table:style-name="Table1.C2" office:value-type="string">
            <text:p text:style-name="P31"><text:a xlink:type="simple" xlink:href="../for=%22tunjangan%20in%20offering_letter.benefits_ids%22" text:style-name="Internet_20_link" text:visited-style-name="Visited_20_Internet_20_Link"><text:span text:style-name="T13"/></text:a></text:p>
          </table:table-cell>
        </table:table-row>
        <table:table-row table:style-name="Table1.1">
          <table:table-cell table:style-name="Table1.A2" office:value-type="string">
            <text:list xml:id="list104901445358018" text:continue-numbering="true" text:style-name="L1">
              <text:list-item>
                <text:p text:style-name="P39"/>
              </text:list-item>
            </text:list>
          </table:table-cell>
          <table:table-cell table:style-name="Table1.A2" table:number-columns-spanned="2" office:value-type="string">
            <text:p text:style-name="P24"><text:user-field-get text:name="py3o.wage.name">Jenis Tunjangan</text:user-field-get></text:p>
          </table:table-cell>
          <table:covered-table-cell/>
          <table:table-cell table:style-name="Table1.C2" office:value-type="string">
            <text:p text:style-name="P26"><text:text-input text:description="py3o://function=&quot;format_currency(wage.wage,'IDR',locale='id_ID')&quot;">Upah Tunjangan</text:text-input></text:p>
          </table:table-cell>
        </table:table-row>
        <table:table-row table:style-name="Table1.1">
          <table:table-cell table:style-name="Table1.A2" office:value-type="string">
            <text:list xml:id="list104902258484729" text:continue-numbering="true" text:style-name="L1">
              <text:list-item>
                <text:p text:style-name="P39"/>
              </text:list-item>
            </text:list>
          </table:table-cell>
          <table:table-cell table:style-name="Table1.A2" table:number-columns-spanned="2" office:value-type="string">
            <text:p text:style-name="P25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table-cell table:style-name="Table1.C2" office:value-type="string">
            <text:p text:style-name="P31"><text:a xlink:type="simple" xlink:href="../../../../../../../../../for" text:style-name="Internet_20_link" text:visited-style-name="Visited_20_Internet_20_Link"><text:span text:style-name="T8"/></text:a></text:p>
          </table:table-cell>
        </table:table-row>
        <table:table-row table:style-name="Table1.1">
          <table:table-cell table:style-name="Table1.A2" office:value-type="string">
            <text:list xml:id="list104902391181444" text:continue-numbering="true" text:style-name="L1">
              <text:list-item>
                <text:p text:style-name="P40"/>
              </text:list-item>
            </text:list>
          </table:table-cell>
          <table:table-cell table:style-name="Table1.A2" table:number-columns-spanned="2" office:value-type="string">
            <text:p text:style-name="P31"><text:span text:style-name="T5">Total </text:span><text:span text:style-name="T6">Take Home Pay</text:span><text:span text:style-name="T5"> – THP (Rp)</text:span></text:p>
          </table:table-cell>
          <table:covered-table-cell/>
          <table:table-cell table:style-name="Table1.C2" office:value-type="string">
            <text:p text:style-name="P26"><text:text-input text:description="py3o://function=&quot;format_currency(offering_letter.thp_total, 'IDR', locale='id_ID')&quot;">Thp Total</text:text-input></text:p>
          </table:table-cell>
        </table:table-row>
        <table:table-row table:style-name="Table1.1">
          <table:table-cell table:style-name="Table1.A2" office:value-type="string">
            <text:list xml:id="list104902425031079" text:continue-numbering="true" text:style-name="L1">
              <text:list-item>
                <text:p text:style-name="P43"/>
              </text:list-item>
            </text:list>
          </table:table-cell>
          <table:table-cell table:style-name="Table1.A2" table:number-columns-spanned="2" office:value-type="string">
            <text:p text:style-name="P6">Fasilitas </text:p>
          </table:table-cell>
          <table:covered-table-cell/>
          <table:table-cell table:style-name="Table1.C2" office:value-type="string">
            <text:p text:style-name="P19"><text:span text:style-name="Default_20_Paragraph_20_Font1"><text:span text:style-name="T4"><text:user-field-get text:name="py3o.offering_letter.facility">Facility</text:user-field-get></text:span></text:span></text:p>
          </table:table-cell>
        </table:table-row>
        <table:table-row table:style-name="Table1.19">
          <table:table-cell table:style-name="Table1.A2" office:value-type="string">
            <text:list xml:id="list104903366635343" text:continue-numbering="true" text:style-name="L1">
              <text:list-item>
                <text:p text:style-name="P44"/>
              </text:list-item>
            </text:list>
          </table:table-cell>
          <table:table-cell table:style-name="Table1.A2" table:number-columns-spanned="2" office:value-type="string">
            <text:p text:style-name="P6">Tanggal Efektif Mulai Bekerja di PNM </text:p>
          </table:table-cell>
          <table:covered-table-cell/>
          <table:table-cell table:style-name="Table1.C2" office:value-type="string">
            <text:p text:style-name="P32"><text:text-input text:description="py3o://function=&quot;format_datetime(offering_letter.availability, format='dd MMMM YYYY', locale='id_ID')&quot;">availability</text:text-input></text:p>
          </table:table-cell>
        </table:table-row>
        <table:table-row table:style-name="Table1.19">
          <table:table-cell table:style-name="Table1.A2" office:value-type="string">
            <text:list xml:id="list104902855998005" text:continue-numbering="true" text:style-name="L1">
              <text:list-item>
                <text:p text:style-name="P45"/>
              </text:list-item>
            </text:list>
          </table:table-cell>
          <table:table-cell table:style-name="Table1.A2" table:number-columns-spanned="2" office:value-type="string">
            <text:p text:style-name="P6">Masa Kontrak</text:p>
          </table:table-cell>
          <table:covered-table-cell/>
          <table:table-cell table:style-name="Table1.C2" office:value-type="string">
            <text:p text:style-name="P13"><text:span text:style-name="T10"><text:user-field-get text:name="py3o.offering_letter.contract_period">Contract Period</text:user-field-get></text:span><text:span text:style-name="T7"><text:s/>tahun; </text:span><text:span text:style-name="T5">dengan </text:span><text:span text:style-name="T6">Key Performance Indicator</text:span><text:span text:style-name="T5"> (KPI) akan ditetapkan kemudian</text:span></text:p>
          </table:table-cell>
        </table:table-row>
        <table:table-row table:style-name="Table1.1">
          <table:table-cell table:style-name="Table1.A2" office:value-type="string">
            <text:list xml:id="list104902331604747" text:continue-numbering="true" text:style-name="L1">
              <text:list-item>
                <text:p text:style-name="P44"/>
              </text:list-item>
            </text:list>
          </table:table-cell>
          <table:table-cell table:style-name="Table1.A2" table:number-columns-spanned="2" office:value-type="string">
            <text:p text:style-name="P6">Uraian Pekerjaan</text:p>
          </table:table-cell>
          <table:covered-table-cell/>
          <table:table-cell table:style-name="Table1.C2" office:value-type="string">
            <text:p text:style-name="P6"><text:user-field-get text:name="py3o.offering_letter.career_summary">Career Summary</text:user-field-get></text:p>
          </table:table-cell>
        </table:table-row>
        <table:table-row table:style-name="Table1.1">
          <table:table-cell table:style-name="Table1.A2" office:value-type="string">
            <text:list xml:id="list104901508499444" text:continue-numbering="true" text:style-name="L1">
              <text:list-item>
                <text:p text:style-name="P44"/>
              </text:list-item>
            </text:list>
          </table:table-cell>
          <table:table-cell table:style-name="Table1.A2" table:number-columns-spanned="2" office:value-type="string">
            <text:p text:style-name="P7">Target Kerja</text:p>
          </table:table-cell>
          <table:covered-table-cell/>
          <table:table-cell table:style-name="Table1.C2" office:value-type="string">
            <text:p text:style-name="P7">Terlampir</text:p>
          </table:table-cell>
        </table:table-row>
        <table:table-row table:style-name="Table1.23">
          <table:table-cell table:style-name="Table1.A1" table:number-columns-spanned="3" office:value-type="string">
            <text:p text:style-name="P17">Persetujuan </text:p>
            <text:p text:style-name="P17">Calon Karyawan</text:p>
          </table:table-cell>
          <table:covered-table-cell/>
          <table:covered-table-cell/>
          <table:table-cell table:style-name="Table1.C1" office:value-type="string">
            <text:p text:style-name="P17">Persetujuan</text:p>
            <text:p text:style-name="P17">Direktur PT MUM</text:p>
          </table:table-cell>
        </table:table-row>
        <table:table-row table:style-name="Table1.24">
          <table:table-cell table:style-name="Table1.A24" table:number-columns-spanned="3" office:value-type="string">
            <text:p text:style-name="P17"/>
            <text:p text:style-name="P18"/>
            <text:p text:style-name="P17"/>
            <text:p text:style-name="P17"/>
            <text:p text:style-name="P17"><text:user-field-get text:name="py3o.offering_letter.partner_name">Nama Calon Karyawan</text:user-field-get></text:p>
          </table:table-cell>
          <table:covered-table-cell/>
          <table:covered-table-cell/>
          <table:table-cell table:style-name="Table1.D24" office:value-type="string">
            <text:p text:style-name="P18"/>
            <text:p text:style-name="P18"/>
            <text:p text:style-name="P18"/>
            <text:p text:style-name="P17"/>
            <text:p text:style-name="P17">Bagus T. Wibisono</text:p>
          </table:table-cell>
        </table:table-row>
        <table:table-row table:style-name="Table1.25">
          <table:table-cell table:style-name="Table1.D24" table:number-columns-spanned="4" office:value-type="string">
            <text:p text:style-name="P37">Beberapa ketentuan sebagai karyawan PT. MUM yang akan ditempatkan di PT PNM (Persero) :</text:p>
            <text:list xml:id="list489233275" text:style-name="WWNum1">
              <text:list-item>
                <text:p text:style-name="P46"><text:span text:style-name="T5">Apabila Saudara mengundurkan diri atas kemauan sendiri selama masa </text:span><text:span text:style-name="T11">waktu tertentu (kontrak)</text:span><text:span text:style-name="T5">, maka kepada Saudara diwajibkan untuk membayar ganti rugi yang jumlahnya ditentukan di dalam Surat Kebijakan SDM;</text:span></text:p>
              </text:list-item>
              <text:list-item>
                <text:p text:style-name="P47">Hasil kerja pada jabatan yang ditetapkan akan dievaluasi selama 3 (tiga) bulan dan dapat mempengaruhi penilaian prestasidan atau status kepegawaian;</text:p>
              </text:list-item>
              <text:list-item>
                <text:p text:style-name="P47">Bila dipandang perlu Perusahaan dapat menempatkan atau memutasikan Saudara dalam lingkungan Perusahaan di wilayah Indonesia tanpa perlu persetujuan Saudara terlebih dahulu;</text:p>
              </text:list-item>
              <text:list-item>
                <text:p text:style-name="P47">Jam Kerja sebagai berikut : </text:p>
              </text:list-item>
            </text:list>
            <text:p text:style-name="P33"><text:span text:style-name="T9">Senin – Jumat</text:span><text:span text:style-name="T7"><text:tab/></text:span><text:span text:style-name="T12"> <text:s text:c="8"/></text:span><text:span text:style-name="T5">: Pukul <text:s text:c="2"/>8.30 s.d 17.30 (</text:span><text:span text:style-name="T6">waktu setempat</text:span><text:span text:style-name="T5">)</text:span></text:p>
            <text:p text:style-name="P34"/>
            <text:p text:style-name="P34"/>
            <text:p text:style-name="P35"/>
            <text:p text:style-name="P34"/>
            <text:p text:style-name="P36"/>
          </table:table-cell>
          <table:covered-table-cell/>
          <table:covered-table-cell/>
          <table:covered-table-cell/>
        </table:table-row>
      </table:table>
      <text:p text:style-name="P1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O-Normal" style:family="paragraph" style:default-outline-level="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anguage="en" fo:country="US" style:letter-kerning="true" style:font-name-asian="Tahoma2" style:font-family-asian="Tahoma" style:font-family-generic-asian="system" style:font-pitch-asian="variable" style:font-size-asian="12pt" style:language-asian="en" style:country-asian="US" style:font-name-complex="SimSun" style:font-family-complex="SimSun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ody_20_Text1" style:display-name="Body Text1" style:family="paragraph" style:parent-style-name="LO-Normal" style:default-outline-level="">
      <style:paragraph-properties fo:text-align="justify" style:justify-single-word="false" fo:orphans="0" fo:widows="0" fo:hyphenation-ladder-count="no-limit"/>
      <style:text-properties fo:font-size="12pt" fo:language="en" fo:country="US" style:letter-kerning="true" style:font-size-asian="12pt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ext_20_body_20_indent" style:display-name="Text body indent" style:family="paragraph" style:parent-style-name="Text_20_body" style:class="text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1" style:display-name="Default Paragraph Font1" style:family="text"/>
    <style:style style:name="ListLabel_20_1" style:display-name="ListLabel 1" style:family="text">
      <style:text-properties style:font-name="Tahoma1" fo:font-family="Tahoma" style:font-family-generic="roman" style:font-pitch="variable" fo:font-size="7pt"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 loext:hyphenation-no-caps="false"/>
    </style:style>
    <style:style style:name="M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 loext:hyphenation-no-caps="false"/>
    </style:style>
    <style:style style:name="MT1" style:family="text">
      <style:text-properties fo:language="id" fo:country="ID"/>
    </style:style>
    <style:style style:name="MT2" style:family="text">
      <style:text-properties fo:language="en" fo:country="G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PT. Mitra Utama MadaniGed<text:span text:style-name="MT1">.</text:span> Arthaloka Lt.15, Jl. Jend. Sudirman Kav. 2, Jakarta Pusat, 10220 <text:span text:style-name="MT1">l </text:span><text:span text:style-name="MT2">T.</text:span> <text:span text:style-name="MT2">(021) 2511427, F.</text:span> <text:span text:style-name="MT2">(021) 2511428</text:span></text:p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0:54:39.381022101</meta:creation-date>
    <meta:editing-cycles>64</meta:editing-cycles>
    <dc:date>2020-03-20T10:49:01.084000000</dc:date>
    <meta:editing-duration>P1DT23H51M10S</meta:editing-duration>
    <meta:generator>LibreOffice/6.4.0.3$Windows_X86_64 LibreOffice_project/b0a288ab3d2d4774cb44b62f04d5d28733ac6df8</meta:generator>
    <meta:document-statistic meta:table-count="1" meta:image-count="2" meta:object-count="0" meta:page-count="2" meta:paragraph-count="71" meta:word-count="267" meta:character-count="1740" meta:non-whitespace-character-count="1532"/>
  </office:meta>
</office:document-meta>
</file>